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hangeInterceptor.get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isIgnoreInvalid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preHandle( HttpServletRequest request , HttpServletResponse response , Object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leChangeInterceptor.get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setParam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setIgnoreInvalidLocale( boolean ignoreInvalid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checkHttpMethod( String current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eChangeInterceptor.setHttpMethods( @ Nullable String ... http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hangeInterceptor.parseLocaleValue( String local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